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7.5479">
            <text:p>87.5479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95.2387">
            <text:p>95.238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6.1723">
            <text:p>96.1723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96.4204">
            <text:p>96.4204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94.55">
            <text:p>94.5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5.6704">
            <text:p>95.6704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95.7108">
            <text:p>95.7108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3417">
            <text:p>98.3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1951">
            <text:p>95.1951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95.4576">
            <text:p>95.4576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95.9194">
            <text:p>95.919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4.2326">
            <text:p>94.232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5.4096">
            <text:p>95.4096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95.6079">
            <text:p>95.6079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96.2265">
            <text:p>96.226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6.0605">
            <text:p>96.060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5.5778">
            <text:p>95.5778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96.4076">
            <text:p>96.4076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95.9025">
            <text:p>95.902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5.0205">
            <text:p>95.020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4082">
            <text:p>95.4082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5.0786">
            <text:p>95.0786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96.0355">
            <text:p>96.035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781">
            <text:p>96.278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5.829">
            <text:p>95.82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7.4565">
            <text:p>97.45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1111">
            <text:p>96.111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5.9286">
            <text:p>95.928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6.9719">
            <text:p>96.971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0556">
            <text:p>96.05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6.0976">
            <text:p>96.0976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5.6063">
            <text:p>95.6063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93.5093">
            <text:p>93.509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6.2876">
            <text:p>96.2876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96.5686">
            <text:p>96.5686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96.8704">
            <text:p>96.870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464">
            <text:p>96.946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5.3668">
            <text:p>95.3668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97.0263">
            <text:p>97.026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6.575">
            <text:p>96.5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6285">
            <text:p>96.6285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5.2">
            <text:p>95.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5.5061">
            <text:p>95.5061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96.4951">
            <text:p>96.495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97.4565">
            <text:p>97.45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5.7648">
            <text:p>95.764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4.9636">
            <text:p>94.963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5.8167">
            <text:p>95.8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3242">
            <text:p>96.3242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7.2569">
            <text:p>97.2569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95.4077">
            <text:p>95.407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5.8506">
            <text:p>95.8506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96.9864">
            <text:p>96.986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5.539">
            <text:p>95.53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7786">
            <text:p>95.7786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96.3681">
            <text:p>96.3681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96.1367">
            <text:p>96.13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1886">
            <text:p>96.1886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95.4105">
            <text:p>95.410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6.2688">
            <text:p>96.2688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97.4118">
            <text:p>97.41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967">
            <text:p>95.967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5.3965">
            <text:p>95.3965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95.9045">
            <text:p>95.904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2952">
            <text:p>96.295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0093">
            <text:p>97.009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5.9115">
            <text:p>95.9115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5.532">
            <text:p>95.53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9.14">
            <text:p>99.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7131">
            <text:p>95.713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94.784">
            <text:p>94.784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95.0075">
            <text:p>95.007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5.2616">
            <text:p>95.26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6">
            <text:p>96.6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5.5909">
            <text:p>95.5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0651">
            <text:p>97.065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5.7219">
            <text:p>95.721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5.0049">
            <text:p>95.0049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95.7516">
            <text:p>95.7516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7.0708">
            <text:p>97.070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4.9484">
            <text:p>94.948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4488">
            <text:p>96.448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6.1567">
            <text:p>96.156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5.8903">
            <text:p>95.890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5.6062">
            <text:p>95.606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.0039">
            <text:p>96.0039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95.2607">
            <text:p>95.2607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94.8028">
            <text:p>94.802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5.9696">
            <text:p>95.9696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7.7667">
            <text:p>97.7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6056">
            <text:p>96.605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9484">
            <text:p>95.9484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96.3483">
            <text:p>96.348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8.675">
            <text:p>98.67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1378">
            <text:p>96.1378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96.9222">
            <text:p>96.92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4.8697">
            <text:p>94.869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5.7733">
            <text:p>95.7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7086">
            <text:p>95.708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5.2557">
            <text:p>95.255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6.0938">
            <text:p>96.0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5474">
            <text:p>97.547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5.6106">
            <text:p>95.6106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96.4182">
            <text:p>96.41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0557">
            <text:p>96.0557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96.0228">
            <text:p>96.022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6.0193">
            <text:p>96.0193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95.9284">
            <text:p>95.9284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96.4166">
            <text:p>96.4166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96.11">
            <text:p>96.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4.6221">
            <text:p>94.6221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95.7017">
            <text:p>95.7017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95.74">
            <text:p>95.7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6.36">
            <text:p>96.3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5.9421">
            <text:p>95.9421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.4787">
            <text:p>95.478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6.3327">
            <text:p>96.3327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98.3083">
            <text:p>98.308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756">
            <text:p>96.75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5.358">
            <text:p>95.358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93.6194">
            <text:p>93.619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5.2355">
            <text:p>95.235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5.5985">
            <text:p>95.598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95.4999">
            <text:p>95.4999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97.0857">
            <text:p>97.085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5.7741">
            <text:p>95.7741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96.4098">
            <text:p>96.409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7.5969">
            <text:p>97.596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5.7369">
            <text:p>95.736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6.1593">
            <text:p>96.159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281">
            <text:p>97.2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345">
            <text:p>97.734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483">
            <text:p>97.48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5.1818">
            <text:p>95.181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5333">
            <text:p>98.5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5933">
            <text:p>96.59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7813">
            <text:p>95.781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5.44">
            <text:p>95.4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5.7268">
            <text:p>95.726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5.2613">
            <text:p>95.261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5.8871">
            <text:p>95.887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96.2968">
            <text:p>96.296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5.3">
            <text:p>95.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2.6423">
            <text:p>92.64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.3868">
            <text:p>95.386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6538">
            <text:p>97.65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2226">
            <text:p>96.222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4.2">
            <text:p>94.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4.4467">
            <text:p>94.44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746">
            <text:p>96.74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3214">
            <text:p>96.32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563">
            <text:p>96.5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0606">
            <text:p>97.06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5.3265">
            <text:p>95.326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5.8564">
            <text:p>95.856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6.4898">
            <text:p>96.489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4.4845">
            <text:p>94.484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6.5029">
            <text:p>96.5029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95.8133">
            <text:p>95.8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625">
            <text:p>96.6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7038">
            <text:p>95.703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1189">
            <text:p>96.118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6.2533">
            <text:p>96.253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5.7411">
            <text:p>95.7411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94.6423">
            <text:p>94.642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94.1448">
            <text:p>94.144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7.0429">
            <text:p>97.04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5755">
            <text:p>96.575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6.9068">
            <text:p>96.9068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251">
            <text:p>96.25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5.3">
            <text:p>95.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4.4667">
            <text:p>94.46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.752">
            <text:p>94.75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5.5025">
            <text:p>95.502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5.8077">
            <text:p>95.8077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96.2842">
            <text:p>96.2842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96.625">
            <text:p>96.62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5.702">
            <text:p>95.70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5.6428">
            <text:p>95.6428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97.2596">
            <text:p>97.259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6.8053">
            <text:p>96.805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96.4866">
            <text:p>96.486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4.5375">
            <text:p>94.53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0746">
            <text:p>96.074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3.8579">
            <text:p>93.85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408">
            <text:p>96.40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4.2985">
            <text:p>94.298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5.8578">
            <text:p>95.857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4867">
            <text:p>96.4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925">
            <text:p>97.9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8898">
            <text:p>95.8898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4.4667">
            <text:p>94.4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3381">
            <text:p>95.33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6322">
            <text:p>96.63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5.7492">
            <text:p>95.7492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96.1734">
            <text:p>96.1734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96.5106">
            <text:p>96.510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5.1096">
            <text:p>95.109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5.2438">
            <text:p>95.243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6.0849">
            <text:p>96.0849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96.0381">
            <text:p>96.0381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98.2194">
            <text:p>98.219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184">
            <text:p>97.18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5.9805">
            <text:p>95.980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4.6911">
            <text:p>94.691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6.2954">
            <text:p>96.295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5.4767">
            <text:p>95.47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4.9742">
            <text:p>94.974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6193">
            <text:p>95.619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4.894">
            <text:p>94.89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6.3977">
            <text:p>96.397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5.7511">
            <text:p>95.751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9474">
            <text:p>95.947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5.4125">
            <text:p>95.4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325">
            <text:p>98.3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5825">
            <text:p>95.5825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98.32">
            <text:p>98.3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.5818">
            <text:p>96.58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3">
            <text:p>95.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4.5393">
            <text:p>94.539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5.6985">
            <text:p>95.6985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96.23">
            <text:p>96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0246">
            <text:p>95.024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6.2236">
            <text:p>96.223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4.6911">
            <text:p>94.691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4.6403">
            <text:p>94.640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7.2524">
            <text:p>97.252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5.6059">
            <text:p>95.605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5.9591">
            <text:p>95.9591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96.0846">
            <text:p>96.0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1482">
            <text:p>96.148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5.7558">
            <text:p>95.755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6.4012">
            <text:p>96.4012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95.4739">
            <text:p>95.4739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6.0846">
            <text:p>96.0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0569">
            <text:p>96.056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5.8542">
            <text:p>95.854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6.6797">
            <text:p>96.6797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95.53">
            <text:p>95.5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5.7546">
            <text:p>95.7546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96.2208">
            <text:p>96.220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7.6462">
            <text:p>97.64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4.6207">
            <text:p>94.620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5.2532">
            <text:p>95.2532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7474">
            <text:p>95.7474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5.6412">
            <text:p>95.64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5.22">
            <text:p>95.2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6382">
            <text:p>96.6382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94.4177">
            <text:p>94.417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0053">
            <text:p>96.005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5.3936">
            <text:p>95.3936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94.15">
            <text:p>94.1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.0385">
            <text:p>96.038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1767">
            <text:p>97.176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6.6052">
            <text:p>96.605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6.5548">
            <text:p>96.554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7154">
            <text:p>97.7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4.1722">
            <text:p>94.17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0375">
            <text:p>95.037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5.2059">
            <text:p>95.205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5.6519">
            <text:p>95.6519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96.1734">
            <text:p>96.173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6.8033">
            <text:p>96.80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2883">
            <text:p>96.288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7.86">
            <text:p>97.8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9955">
            <text:p>95.995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4.894">
            <text:p>94.89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6.4167">
            <text:p>96.416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0792">
            <text:p>97.079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45">
            <text:p>97.4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9913">
            <text:p>96.991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0405">
            <text:p>96.040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5.5402">
            <text:p>95.5402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96.7776">
            <text:p>96.777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4.9233">
            <text:p>94.923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4.5364">
            <text:p>94.53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5.7859">
            <text:p>95.7859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94.6182">
            <text:p>94.618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9477">
            <text:p>95.947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6.2839">
            <text:p>96.283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4.8524">
            <text:p>94.852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6.6812">
            <text:p>96.681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5.5598">
            <text:p>95.559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95.3389">
            <text:p>95.3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2686">
            <text:p>95.268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5.7099">
            <text:p>95.7099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5.0033">
            <text:p>95.003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95.1638">
            <text:p>95.1638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97.0912">
            <text:p>97.09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5.7338">
            <text:p>95.733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6.8059">
            <text:p>96.8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4.6909">
            <text:p>94.69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5.17">
            <text:p>95.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2.3227">
            <text:p>92.32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0784">
            <text:p>96.0784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97.0364">
            <text:p>97.036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022">
            <text:p>96.022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4152">
            <text:p>95.415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6.21">
            <text:p>96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8694">
            <text:p>96.869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93.3429">
            <text:p>93.3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21">
            <text:p>96.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8733">
            <text:p>97.8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6042">
            <text:p>96.604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6.9222">
            <text:p>96.92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3572">
            <text:p>96.35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202">
            <text:p>95.8202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5.512">
            <text:p>95.5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3">
            <text:p>96.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.4557">
            <text:p>96.455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6.4782">
            <text:p>96.4782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95.1914">
            <text:p>95.19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0578">
            <text:p>96.0578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95.8703">
            <text:p>95.870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6.7244">
            <text:p>96.724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4.9429">
            <text:p>94.9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3.5333">
            <text:p>93.5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3111">
            <text:p>96.3111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96.65">
            <text:p>96.65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96.243">
            <text:p>96.24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95.6577">
            <text:p>95.6577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97.281">
            <text:p>97.2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2">
            <text:p>96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5.2146">
            <text:p>95.214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5.7922">
            <text:p>95.7922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96.2772">
            <text:p>96.277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3975">
            <text:p>96.39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4.9874">
            <text:p>94.9874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94.6553">
            <text:p>94.655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2163">
            <text:p>96.216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97.7786">
            <text:p>97.77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5.2822">
            <text:p>95.28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5.6749">
            <text:p>95.6749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95.5986">
            <text:p>95.5986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9.1364">
            <text:p>99.1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0172">
            <text:p>96.017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2917">
            <text:p>98.2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9872">
            <text:p>95.9872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545">
            <text:p>96.354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5787">
            <text:p>96.578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6.3767">
            <text:p>96.3767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5.8963">
            <text:p>95.89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221">
            <text:p>96.221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96.276">
            <text:p>96.276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97.1667">
            <text:p>97.16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5.964">
            <text:p>95.96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4.8125">
            <text:p>94.81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7697">
            <text:p>96.7697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95.9167">
            <text:p>95.9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9682">
            <text:p>95.968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6.1549">
            <text:p>96.1549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7.7143">
            <text:p>97.7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4542">
            <text:p>95.454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548">
            <text:p>97.54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0354">
            <text:p>96.035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6.6183">
            <text:p>96.6183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95.4333">
            <text:p>95.4333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9444">
            <text:p>96.944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5.9281">
            <text:p>95.9281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9565">
            <text:p>95.9565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97.5572">
            <text:p>97.557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5.966">
            <text:p>95.96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6.3455">
            <text:p>96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2565">
            <text:p>95.256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5.5972">
            <text:p>95.597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8467">
            <text:p>97.8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0591">
            <text:p>95.0591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95.9895">
            <text:p>95.989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25">
            <text:p>96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8434">
            <text:p>95.8434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96.0927">
            <text:p>96.0927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5.1594">
            <text:p>95.1594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7.8617">
            <text:p>97.861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5.5124">
            <text:p>95.5124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97.4478">
            <text:p>97.447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8.3083">
            <text:p>98.3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3925">
            <text:p>95.39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.4055">
            <text:p>96.405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4.3303">
            <text:p>94.330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4.3097">
            <text:p>94.30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1181">
            <text:p>96.118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95.6059">
            <text:p>95.6059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95.9894">
            <text:p>95.989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6076">
            <text:p>96.6076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99.14">
            <text:p>99.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988">
            <text:p>95.98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5486">
            <text:p>97.5486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4.2556">
            <text:p>94.25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2433">
            <text:p>97.243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4061">
            <text:p>96.406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5.8083">
            <text:p>95.808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5.7933">
            <text:p>95.793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6.6714">
            <text:p>96.671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6.2114">
            <text:p>96.211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6.0613">
            <text:p>96.061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5.2403">
            <text:p>95.240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6.7655">
            <text:p>96.765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15">
            <text:p>96.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5.8333">
            <text:p>95.8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079">
            <text:p>97.0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5.9169">
            <text:p>95.916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6.2916">
            <text:p>96.2916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97.2703">
            <text:p>97.270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7042">
            <text:p>96.704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5.9096">
            <text:p>95.9096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96.6583">
            <text:p>96.6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1746">
            <text:p>96.174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5.8429">
            <text:p>95.842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6.5753">
            <text:p>96.5753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6.2294">
            <text:p>96.229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5.1">
            <text:p>95.1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25">
            <text:p>95.82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6.2649">
            <text:p>96.2649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6.1417">
            <text:p>96.14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.7417">
            <text:p>96.7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2387">
            <text:p>95.238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4.663">
            <text:p>94.6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4.8095">
            <text:p>94.809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63">
            <text:p>96.6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5.4125">
            <text:p>95.4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7953">
            <text:p>96.795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4.8938">
            <text:p>94.8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34">
            <text:p>96.234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96.67">
            <text:p>96.6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4.4324">
            <text:p>94.432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8.0444">
            <text:p>98.0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781">
            <text:p>96.78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5.1058">
            <text:p>95.105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5.6703">
            <text:p>95.670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5.9167">
            <text:p>95.9167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95.26">
            <text:p>95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6806">
            <text:p>95.680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5.9048">
            <text:p>95.904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5.5545">
            <text:p>95.5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91">
            <text:p>95.9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4967">
            <text:p>95.49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4.8098">
            <text:p>94.809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5.8838">
            <text:p>95.883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1955">
            <text:p>96.195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6.13">
            <text:p>96.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4545">
            <text:p>97.454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5.9213">
            <text:p>95.921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6.3597">
            <text:p>96.3597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96.7278">
            <text:p>96.727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6.0692">
            <text:p>96.069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7.3795">
            <text:p>97.379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5.8635">
            <text:p>95.863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7.18">
            <text:p>97.1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625">
            <text:p>96.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833">
            <text:p>97.4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8694">
            <text:p>95.8694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5.6941">
            <text:p>95.694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5.2731">
            <text:p>95.273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5.2382">
            <text:p>95.2382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95.8741">
            <text:p>95.874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6.9778">
            <text:p>96.97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formula="of:=SUM([.A1:.A500])/500" office:value-type="float" office:value="96.2036854">
            <text:p>96.2036854</text:p>
          </table:table-cell>
          <table:table-cell table:formula="of:=SUM([.B1:.B500])/500" office:value-type="float" office:value="59.672">
            <text:p>59.67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00:5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4T00:50:57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